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08158f" officeooo:paragraph-rsid="000361c0" style:font-size-asian="22.75pt" style:font-weight-asian="bold" style:font-size-complex="26pt" style:font-weight-complex="bold"/>
    </style:style>
    <style:style style:name="P2" style:family="paragraph" style:parent-style-name="Standard">
      <style:text-properties style:font-name="arial" fo:font-size="14pt" fo:font-weight="bold" officeooo:paragraph-rsid="000361c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9a6b1" officeooo:paragraph-rsid="000361c0"/>
    </style:style>
    <style:style style:name="P4" style:family="paragraph" style:parent-style-name="Standard">
      <style:text-properties style:font-name="arial" officeooo:paragraph-rsid="000361c0"/>
    </style:style>
    <style:style style:name="P5" style:family="paragraph" style:parent-style-name="Standard">
      <style:text-properties fo:color="#0c4c8f" loext:opacity="100%" style:font-name="arial" officeooo:rsid="0009a6b1" officeooo:paragraph-rsid="000361c0"/>
    </style:style>
    <style:style style:name="P6" style:family="paragraph" style:parent-style-name="Standard">
      <style:text-properties fo:color="#0c4c8f" loext:opacity="100%" style:font-name="arial" officeooo:rsid="000ae90a" officeooo:paragraph-rsid="000361c0"/>
    </style:style>
    <style:style style:name="P7" style:family="paragraph" style:parent-style-name="Standard">
      <style:text-properties fo:color="#0c4c8f" loext:opacity="100%" style:font-name="arial" style:text-underline-style="solid" style:text-underline-width="auto" style:text-underline-color="font-color" officeooo:rsid="000bd6ad" officeooo:paragraph-rsid="000361c0"/>
    </style:style>
    <style:style style:name="P8" style:family="paragraph" style:parent-style-name="Standard">
      <style:text-properties officeooo:paragraph-rsid="000361c0"/>
    </style:style>
    <style:style style:name="T1" style:family="text">
      <style:text-properties fo:color="#0c4c8f" loext:opacity="100%" style:font-name="arial" style:text-underline-style="none" officeooo:rsid="000d943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d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de decisiones</text:p>
      <text:p text:style-name="P8"/>
      <text:p text:style-name="P2">EJERCICIO 1.</text:p>
      <text:p text:style-name="P4"/>
      <text:p text:style-name="P4">Una empresa distribuidora de artículos de limpieza paga a los vendedores, además de su sueldo básico, un monto variable en función de su desempeño mensual.</text:p>
      <text:p text:style-name="P4"/>
      <text:p text:style-name="P4">Los artículos se agrupan en dos líneas de productos: A y B. Por la venta de los primeros corresponde abonarles una comisión del 6% sobre las ventas, y, por los últimos, un 3%. </text:p>
      <text:p text:style-name="P4"/>
      <text:p text:style-name="P4">Estas comisiones se verán reducidas por las inasistencias de cada vendedor. En un 10% si faltara 1 día, en un 20%, si faltara 2 y en un 30%si faltara 3 o más días durante ese mes. </text:p>
      <text:p text:style-name="P4"/>
      <text:p text:style-name="P4">Además, la comisión se reducirá si no cumplen con el promedio diario de visitas planificadas. Si hicieran entre 10 y 20% menos de visitas, se verá reducida en un 15%, y si hicieran más del 20%de visitas menos, se reducirá en un 25%. </text:p>
      <text:p text:style-name="P4"/>
      <text:p text:style-name="P4">Se pide: representar mediante tablas de decisión el proceso que permita calcular la comisión a pagar a cada vendedor.</text:p>
      <text:p text:style-name="P4"/>
      <text:p text:style-name="P5">Lineas de productos: A yB</text:p>
      <text:p text:style-name="P5"/>
      <text:p text:style-name="P5">Inasistencias vendedor: 0 dias, 1 dia, 2 dias, 3dias.</text:p>
      <text:p text:style-name="P3"/>
      <text:p text:style-name="P5">Promedio visitas: &lt; 10, &gt; 10 y &lt; 20, &gt; 20</text:p>
      <text:p text:style-name="P5"/>
      <text:p text:style-name="P6">Cantidad de decisiones= 2 x 4 x 3 = <text:span text:style-name="T2">24 decisiones</text:span></text:p>
      <text:p text:style-name="P6"/>
      <text:p text:style-name="P6">Cantidad de Acciones= 2 + 4 + 3 = <text:span text:style-name="T3">9 acciones</text:span></text:p>
      <text:p text:style-name="P7"/>
      <text:p text:style-name="P8"><text:span text:style-name="T1">Tabla en calc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4:17.444730081</meta:creation-date>
    <dc:date>2023-12-04T10:55:10.859899400</dc:date>
    <meta:editing-duration>PT54S</meta:editing-duration>
    <meta:editing-cycles>1</meta:editing-cycles>
    <meta:document-statistic meta:table-count="0" meta:image-count="0" meta:object-count="0" meta:page-count="1" meta:paragraph-count="13" meta:word-count="211" meta:character-count="1119" meta:non-whitespace-character-count="917"/>
    <meta:generator>LibreOffice/7.3.7.2$Linux_X86_64 LibreOffice_project/30$Build-2</meta:generator>
  </office:meta>
</office:document-meta>
</file>